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1ef444" officeooo:paragraph-rsid="001ef444"/>
    </style:style>
    <style:style style:name="P2" style:family="paragraph" style:parent-style-name="Standard">
      <style:paragraph-properties fo:text-align="justify" style:justify-single-word="false"/>
      <style:text-properties officeooo:rsid="002028c7" officeooo:paragraph-rsid="002028c7"/>
    </style:style>
    <style:style style:name="P3" style:family="paragraph" style:parent-style-name="Standard">
      <style:paragraph-properties fo:text-align="justify" style:justify-single-word="false"/>
    </style:style>
    <style:style style:name="P4" style:family="paragraph" style:parent-style-name="Title">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officeooo:rsid="002067b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Poster Visualisierungen </text:p>
      <text:p text:style-name="P1"/>
      <text:p text:style-name="P1">Für die Postererstellung wurde Latex verwendet. In meiner bisherigen wissenschaftlichen Laufbahn habe ich bereits ein paar Poster erstellt. Allerdings in Power Point. Da die Masterarbeit nun mit Latex und R geschrieben wurde, hat sich die Verwendung von Latex <text:span text:style-name="T2">(Beamer) </text:span>aufgedrängt. </text:p>
      <text:p text:style-name="P1"/>
      <text:p text:style-name="P1">Zuerst wurden die LV-Unterlagen durchgesehen und im Internet für die Erstellung von Posters mit Latex gesucht. Für die LV wurde außerdem das Buch <text:span text:style-name="T1">Storytelling with Data: A Data Visualization Guide for Business Professionals</text:span> gelesen. </text:p>
      <text:p text:style-name="P1"/>
      <text:p text:style-name="P1">Nach <text:span text:style-name="T2">Auffinden</text:span> eines geeigneten Templates wurden mehrere Versionen für die Posterdarstellung erstellt. Es hat sich unter anderem gezeigt, dass im Kontext dieser Arbeit eine (zentrale) Grafik die Quintessenz transportieren kann. Ursprünglich hätte ich gerne mehr Grafiken eingebunden, aber das hätte der prägnanten Darstellung eher geschadet, da es umfangreicher Erklärungen bedurft hätte. </text:p>
      <text:p text:style-name="P1"/>
      <text:p text:style-name="P1">Im Zuge der <text:span text:style-name="T2">Versionierung</text:span> wurde am Layout gebastelt – die Farbgebung wurde angepasst, um ein stimmiges Gesamtbild zu erzeugen. Blocksatz wurde zuerst eingefügt, da von mir üblicherweise bevorzugt, aber am Ende wieder verworfen, da offenbar bei der Postererstellung nicht <text:span text:style-name="T2">als </text:span>günstig <text:span text:style-name="T2">gesehen </text:span>(wegen geringer Spaltenbreiten). Die Schriftart wurde auch auf serifenlos geändert. Die Schriftart ist zu einem Großen Teil Geschmackssache (aktuell ist serifenlos eher <text:span text:style-name="T1">modern</text:span>). </text:p>
      <text:p text:style-name="P1"/>
      <text:p text:style-name="P2">Für die inhaltliche Darstellung wurde ein IMRAD-Schema angesetzt. Wobei die Conclusion nach links oben verschoben wurde, da hier angeblich ein erster Fokuspunkt für die Wahrnehmung liegt. Eventuell hätte man die References und Acknowledgements kleiner halten können, für ein einheitliches Schriftbild wurde das hier jedoch nicht gemach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l </meta:initial-creator>
    <meta:creation-date>2021-06-07T22:32:04.932247652</meta:creation-date>
    <dc:date>2021-06-07T22:50:20.925336042</dc:date>
    <dc:creator>chrisl </dc:creator>
    <meta:editing-duration>PT6M5S</meta:editing-duration>
    <meta:editing-cycles>2</meta:editing-cycles>
    <meta:generator>LibreOffice/6.0.7.3$Linux_X86_64 LibreOffice_project/00m0$Build-3</meta:generator>
    <meta:document-statistic meta:table-count="0" meta:image-count="0" meta:object-count="0" meta:page-count="1" meta:paragraph-count="6" meta:word-count="237" meta:character-count="1735" meta:non-whitespace-character-count="1497"/>
  </office:meta>
</office:document-meta>
</file>